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 style:data-style-name="N84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7" office:value-type="string">
            <text:p>Horas estimadas</text:p>
          </table:table-cell>
          <table:table-cell table:style-name="ce7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2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2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9" office:value-type="string">
            <text:p>30 min</text:p>
          </table:table-cell>
          <table:table-cell table:style-name="ce9" office:value-type="string">
            <text:p>45 min</text:p>
          </table:table-cell>
        </table:table-row>
        <table:table-row table:style-name="ro2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2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0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2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0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0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2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2">
          <table:table-cell office:value-type="string">
            <text:p>Analizar Balsamiq Mockups</text:p>
          </table:table-cell>
          <table:table-cell office:value-type="date" office:date-value="2012-09-25">
            <text:p>2012-09-25</text:p>
          </table:table-cell>
          <table:table-cell office:value-type="string">
            <text:p>20 min</text:p>
          </table:table-cell>
          <table:table-cell office:value-type="string">
            <text:p>24 min</text:p>
          </table:table-cell>
        </table:table-row>
        <table:table-row table:style-name="ro2">
          <table:table-cell office:value-type="string">
            <text:p>Escribir en lenguaje Gherkin las features del orador</text:p>
          </table:table-cell>
          <table:table-cell office:value-type="date" office:date-value="2012-09-26">
            <text:p>2012-09-26</text:p>
          </table:table-cell>
          <table:table-cell office:value-type="string">
            <text:p>40 min</text:p>
          </table:table-cell>
          <table:table-cell office:value-type="string">
            <text:p>65 min</text:p>
          </table:table-cell>
        </table:table-row>
        <table:table-row table:style-name="ro2">
          <table:table-cell office:value-type="string">
            <text:p>Escribir el resumen de la clase #12</text:p>
          </table:table-cell>
          <table:table-cell office:value-type="date" office:date-value="2012-09-28">
            <text:p>2012-09-28</text:p>
          </table:table-cell>
          <table:table-cell office:value-type="string">
            <text:p>4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Averiguar quien es el SCRUM Master</text:p>
          </table:table-cell>
          <table:table-cell office:value-type="date" office:date-value="2012-09-30">
            <text:p>2012-09-30</text:p>
          </table:table-cell>
          <table:table-cell office:value-type="string">
            <text:p>60 min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Escribir el feature para borrar eventos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table:style-name="ce5" office:value-type="string">
            <text:p>Dibujar el prototipo de la pagina al borrar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25 min</text:p>
          </table:table-cell>
        </table:table-row>
        <table:table-row table:style-name="ro2">
          <table:table-cell office:value-type="string">
            <text:p>Escribir el feature para modificar el enlace a un evento del orador</text:p>
          </table:table-cell>
          <table:table-cell office:value-type="date" office:date-value="2012-10-03">
            <text:p>2012-10-03</text:p>
          </table:table-cell>
          <table:table-cell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Dibujar el prototipo de la pagina al modificar el enlace a un evento</text:p>
          </table:table-cell>
          <table:table-cell office:value-type="date" office:date-value="2012-10-03">
            <text:p>2012-10-03</text:p>
          </table:table-cell>
          <table:table-cell office:value-type="string">
            <text:p>2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Analizar información al navegar en algunos sitios usando Firebug</text:p>
          </table:table-cell>
          <table:table-cell office:value-type="date" office:date-value="2012-10-08">
            <text:p>2012-10-08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Transcribir las features hechas por mí al inglés y guardarlas en un .feature</text:p>
          </table:table-cell>
          <table:table-cell office:value-type="date" office:date-value="2012-10-08">
            <text:p>2012-10-08</text:p>
          </table:table-cell>
          <table:table-cell office:value-type="string">
            <text:p>10 min</text:p>
          </table:table-cell>
          <table:table-cell office:value-type="string">
            <text:p>18 min</text:p>
          </table:table-cell>
        </table:table-row>
        <table:table-row table:style-name="ro2">
          <table:table-cell office:value-type="string">
            <text:p>Reescribir todos los features de Rateme</text:p>
          </table:table-cell>
          <table:table-cell office:value-type="date" office:date-value="2012-10-13">
            <text:p>2012-10-13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table:number-columns-repeated="4"/>
        </table:table-row>
        <table:table-row table:style-name="ro2" table:number-rows-repeated="5">
          <table:table-cell/>
          <table:table-cell table:style-name="ce2" table:number-columns-repeated="3"/>
        </table:table-row>
        <table:table-row table:style-name="ro2">
          <table:table-cell/>
          <table:table-cell table:style-name="ce2" table:number-columns-repeated="3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14/10/2012</text:date>, <text:time>02:0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14T02:09:32.13</dc:date>
    <meta:editing-duration>PT21H46M57S</meta:editing-duration>
    <meta:editing-cycles>61</meta:editing-cycles>
    <meta:generator>OpenOffice.org/3.4$Win32 OpenOffice.org_project/340m1$Build-9590</meta:generator>
    <dc:creator>Alejandro Merlo</dc:creator>
    <meta:document-statistic meta:table-count="3" meta:cell-count="100" meta:object-count="0"/>
  </office:meta>
</office:document-meta>
</file>